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ristoffer Goude – 1DV449 – 20131205</text:p>
      <text:p text:style-name="Standard"/>
      <text:h text:style-name="Heading_20_1" text:outline-level="1">Seminarie 2 – Rapport</text:h>
      <text:h text:style-name="Heading_20_2" text:outline-level="2">Diskussionsfråga 1 - Webbens framtid</text:h>
      <text:p text:style-name="Text_20_body"/>
      <text:p text:style-name="Text_20_body">Webben utvecklas hela tiden, mer och mer av våra liv går att hantera via mobiler och/eller datorer som har en internetuppkoppling. Till vardags använder vi idag webben till många olika ända mål som till exempel att betala räkningar, beställa mat och handla kläder. <text:s/>Alla sådana funktioner förutser jag att dom kommer utvecklas ännu mer, till exempel att betalningar och leveranser av varor utvecklas och förenklas. </text:p>
      <text:p text:style-name="Text_20_body"/>
      <text:p text:style-name="Text_20_body">En hel del av det som diskuterades i det första seminariet kan jag tänka mig bli mer framträdande i framtidens webb, och med det tänker jag först på till exempel interaktion med polismyndigheten. I dagsläget finns möjlighet att göra anmälningar via webben, men detta är något jag tror kan utvecklas i framtiden så att man till exempel skulle kunna skicka rapporter till polisen gällande misstänkta saker eller kunna larma via mobilen och att polisen då kan lokalisera vart mobilen befinner sig.</text:p>
      <text:p text:style-name="Text_20_body"/>
      <text:p text:style-name="Text_20_body">Med det sagt kommer jag osökt in på just detta med handhållna plattformer för webb, och det faktum att dessa plattformer är på otroligt stark frammarsch idag. Redan nu har dom flesta någon slags smartphone genom vilken de är konstant uppkopplade mot nätet, och surfplattor blir mer och mer utbredda. Här återknyter jag lite till en del i den första paragrafen, nämligen betaltjänster via nätet. Fler och enklare tjänster för betalningar via våra handhållna plattformer är något jag ser fram emot, och något jag tror vi kan tänkas se. Till exempel att betala något i butiker eller via webben genom att hålla fram sin telefon mot en läsare som direkt drar summan från internetbanken.</text:p>
      <text:p text:style-name="Text_20_body"/>
      <text:p text:style-name="Text_20_body">Något som jag även tror skulle kunna förekomma i framtiden är tjänster för att enkelt kunna skapa hemsidor. Fler och fler människor vill ha hemsidor idag, allt ifrån nya sociala medier till en hemsida för sin hund utvecklas, och jag tror många har ett intresse av att själv utveckla sidan även om dom kanske inte har tidigare erfarenhet av webbutveckling.</text:p>
      <text:p text:style-name="Text_20_body"/>
      <text:p text:style-name="Text_20_body">En av dom som börjat utveckla en sådan tjänst är Google. Deras tjänst Google Web Developer befinner sig för närvarande i betastadiet, och ger användaren möjlighet att skapa hemsidor utan någon direkt erfarenhet av programmering, men ger möjligheten att själv lägga till kod om man så önskar.</text:p>
      <text:p text:style-name="Text_20_body"/>
      <text:p text:style-name="Text_20_body">Som jag tidigare nämnde så är olika plattformer för webb på stark frammarsch just nu. Utöver de surfplattor och liknande plattformer som finns börjar även andra lösningar dyka upp på marknaden, som till exempel VR-glasögonen Oculus Rift och Googles interaktiva glasögon Glass. Dessa nya lösningar är en spännande inblick i hur vi antagligen kommer använda webben i framtiden, och är särskilt spännande för oss webbutvecklare när man ponerar hur vi kommer att skapa applikationer för dessa plattformer. På det stora hela tror jag att vi kommer få bli mer flexibla som webbutvecklare och utveckla bredare lösningar som stödjer alla möjliga olika plattformer.</text:p>
      <text:p text:style-name="Text_20_body"/>
      <text:h text:style-name="Heading_20_3" text:outline-level="3"><text:soft-page-break/>1.2 Fallstudie - 100% Webb</text:h>
      <text:p text:style-name="Text_20_body"/>
      <text:p text:style-name="Text_20_body">Att tänka sig en värld som är ”100% webb” är för mig ett väldigt lockande koncept. Mer och mer av våra dagliga interaktioner sker via nätet, och det skapar ett mer mobilt samhälle. Att ha all sin information tillgänglig på webben vore också en fördel för att kunna ha informationen tillgänglig när som helst och för att snabbt kunna få tillgång till en backup av sin data. Om data är lagrad på molnet på säkra och stabila servrar är det en otroligt bra funktion för att inte förlora data.</text:p>
      <text:p text:style-name="Text_20_body"/>
      <text:p text:style-name="Text_20_body">Något som blir viktigt i ett ”100% webb-samhälle” är som sagt dels stabiliteten av servrar samt heltäckande internetuppkoppling. Utvecklingen visar starkt på att internettillgång är på stark uppgång, till exempel har staden Adelaide i Australien ett stadstäckande Wifi-nät, och detta är något jag kan tänka mig kommer bli mer och mer populärt.</text:p>
      <text:p text:style-name="Text_20_body"/>
      <text:p text:style-name="Text_20_body">Återigen här är Google ett företag som ligger i framkant. Många av deras tjänster så som Google Code, Google Drive och deras webbläsare Google Chrome breddar användningen av webb för användare (Google 2010). Med tanke på alla dessa tjänster som Google utvecklar, och såklart även andra utvecklare jobbar med, så kan vi nog även se att mycket av våra utvecklingsmiljöer flyttas mot webbläsar-baserade lösningar. <text:s/></text:p>
      <text:p text:style-name="Text_20_body"/>
      <text:p text:style-name="Text_20_body">Personligen ser jag fram emot att använda en webbläsare-baserad utvecklingsmiljö. Redan nu är webbutveckling och programmering väldigt öppet och mobil med tanke på användningen av repositorier, men jag tror att det kan tas ett steg längre. Genom att ha allting webbaserat skulle man kunna ha tillgång till sin hela utvecklingsmiljö från vilken plats och vilken dator som helst. Med denna typ av utvecklingsmiljö gäller det dock att tänka på säkerheten, så att ingen information som ska göras tillgänglig publik kommer ut. Mer om detta i nästa diskussionsfråga!</text:p>
      <text:h text:style-name="Heading_20_2" text:outline-level="2">Diskussionsfråga 2 - Öppen data</text:h>
      <text:p text:style-name="Text_20_body"/>
      <text:p text:style-name="Text_20_body">Öppen data är något som det talas mer och mer om. Detta innebär data som ska finnas tillgänglig för alla och kunna få användas för vilket ändamål som helst. Detta innebär då att datat ska finnas tillgänglig gratis eller till en mycket överkomlig kostnad, samt att det inte får förekomma någon diskriminering gällande vem eller vilka som får komma åt datat. Fördelar med öppen data är många, till exempel den politiska aspekten. För att kunna ha en fungerande demokrati behöver folket ha tillgång till all data gällande de val dom ska göra, oavsett m det gäller att välja in nya ledare eller välja fram nya lagar. Med öppen data kan dessa val göras mycket enklare. </text:p>
      <text:p text:style-name="Text_20_body"/>
      <text:p text:style-name="Text_20_body">Samtidigt som krav på att den personliga integriteten ökar så ökar även kravet på ett öppet samhälle. Ofta har man hört historier om regeringar som undanhåller information från allmänheten och myndigheter som på olovliga sätt avlyssnar befolkningen. Genom att ha öppen data så undviker man dessa saker och kan upprätthålla den personliga integriteten. Vissa politiker verkar ha förstått möjligheterna med öppen data, till exempel Barack Obama, och detta är något som andra bör ta efter. Genom att hålla all information öppen tar man bort möjligheten att kontrollera befolkningen via information (Jardenberg, 2009).</text:p>
      <text:p text:style-name="Text_20_body"/>
      <text:p text:style-name="Text_20_body">Jag kan inte tänka mig att öppen data skulle ha några stora implikationer för mig när jag utvecklar webbsidor och applikationer. Redan nu kan man ta del av källkoden till en sida direkt via <text:soft-page-break/>webbläsaren, det man inte direkt kommer åt är ju till exempel scriptsidor och liknande. En stor fördel med att ha all källkod tillgänglig publikt är att delningen av kunskap mellan olika webbutvecklare ökar.</text:p>
      <text:h text:style-name="Heading_20_3" text:outline-level="3">2.2 Fallstudie</text:h>
      <text:p text:style-name="Text_20_body"/>
      <text:p text:style-name="Text_20_body">Söderhamns Kommun har en ganska bra organiserad sida, mycket av den relevanta informationen man kan tänka sig vilja komma åt är tillgänglig tydligt. Det jag skulle kunna tänka mig att se är en bättre och mer utförligt gjord organisation av jobben som finns inom kommunen. Något mer jag skulle vilja se är en mer detaljerad lista av nyheter över saker som händer i kommunen. Detta skulle man till exempel använda för att sammanställa nyheter och sprida på ett bättre sätt så för att dela det med medborgarna (Söderhamns Kommun, u.å).</text:p>
      <text:p text:style-name="Text_20_body"/>
      <text:p text:style-name="Text_20_body">Som nämnt tidigare kan en öppenhet i data vara till gagn för kommuner, så till vida att befolkningen i kommunen kan bli mer delaktiga i dom val som görs och på sätt bättre kunna påverka sin tillvaro inom kommunen. Kommunen har egentligen ingen anledning att undanhålla information från allmänheten. Information så som personliga patientjournaler och andra saker bör ju inte delas med allmänheten.</text:p>
      <text:p text:style-name="Text_20_body"/>
      <text:p text:style-name="Text_20_body">Med öppen data inom en kommun kan medborgarna snabbt ta del av information som kommunen tillhandahåller, och samtidigt kunna påverka det som händer i kommunen på ett effektivare sätt då all information finns tillgänglig.</text:p>
      <text:p text:style-name="Text_20_body"/>
      <text:p text:style-name="Text_20_body"/>
      <text:p text:style-name="P1">Källhänvisning</text:p>
      <text:p text:style-name="Text_20_body"><text:span text:style-name="T1">Google 2010 (</text:span><text:a xlink:type="simple" xlink:href="http://googleenterprise.blogspot.se/2010/12/nothing-but-web.html">http://googleenterprise.blogspot.se/2010/12/nothing-but-web.html</text:a> )</text:p>
      <text:p text:style-name="Text_20_body">Jardenberg 2009 (<text:a xlink:type="simple" xlink:href="http://jardenberg.se/det-ar-nu-det-hander/">http://jardenberg.se/det-ar-nu-det-hander/</text:a> )</text:p>
      <text:p text:style-name="Text_20_body">Söderhamns Kommun (<text:a xlink:type="simple" xlink:href="http://www.soderhamn.se/">http://www.soderhamn.se</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ffer Goude</meta:initial-creator>
    <meta:creation-date>2013-12-05T06:22:51.11</meta:creation-date>
    <dc:date>2013-12-05T13:11:26.21</dc:date>
    <dc:creator>Christoffer Goude</dc:creator>
    <meta:editing-duration>PT6H11M39S</meta:editing-duration>
    <meta:editing-cycles>27</meta:editing-cycles>
    <meta:generator>OpenOffice/4.0.1$Win32 OpenOffice.org_project/401m5$Build-9714</meta:generator>
    <meta:document-statistic meta:table-count="0" meta:image-count="0" meta:object-count="0" meta:page-count="3" meta:paragraph-count="26" meta:word-count="1262" meta:character-count="7881"/>
  </office:meta>
</office:document-meta>
</file>